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69.25mm"/>
    </style:style>
    <style:style style:name="co6" style:family="table-column">
      <style:table-column-properties fo:break-before="auto" style:column-width="76.61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7" style:family="table-cell" style:parent-style-name="Default" style:data-style-name="N10108">
      <style:text-properties fo:font-weight="bold" style:font-weight-asian="bold" style:font-weight-complex="bold"/>
    </style:style>
    <style:style style:name="ce8" style:family="table-cell" style:parent-style-name="Default" style:data-style-name="N10108"/>
    <style:style style:name="ce9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8" table:number-columns-repeated="2" table:default-cell-style-name="ce8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Board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OC_REICHELT</text:p>
          </table:table-cell>
          <table:table-cell table:style-name="ce4" office:value-type="string" calcext:value-type="string">
            <text:p>OC_FARNELL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PRICE_SUM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ads</text:p>
          </table:table-cell>
          <table:table-cell/>
        </table:table-row>
        <table:table-row table:style-name="ro1">
          <table:table-cell/>
          <table:table-cell table:style-name="ce1" table:number-columns-repeated="6"/>
          <table:table-cell table:style-name="ce4"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1A_MAIN</text:p>
          </table:table-cell>
          <table:table-cell table:style-name="Default"/>
          <table:table-cell table:style-name="ce1" table:number-columns-repeated="5"/>
          <table:table-cell table:style-name="ce4"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style-name="ce5" office:value-type="string" calcext:value-type="string">
            <text:p>SMD-0805 1,00K</text:p>
          </table:table-cell>
          <table:table-cell table:style-name="ce5"/>
          <table:table-cell office:value-type="currency" office:currency="EUR" office:value="0.03" calcext:value-type="currency">
            <text:p>0,03 €</text:p>
          </table:table-cell>
          <table:table-cell table:formula="of:=[.J4]*[.B4]"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table:style-name="ce5" office:value-type="string" calcext:value-type="string">
            <text:p>SMD-0805 10,0K</text:p>
          </table:table-cell>
          <table:table-cell table:style-name="ce5"/>
          <table:table-cell office:value-type="currency" office:currency="EUR" office:value="0.03" calcext:value-type="currency">
            <text:p>0,03 €</text:p>
          </table:table-cell>
          <table:table-cell table:formula="of:=[.J5]*[.B5]"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8, R9</text:p>
          </table:table-cell>
          <table:table-cell office:value-type="string" calcext:value-type="string">
            <text:p>RESISTOR, European symbol</text:p>
          </table:table-cell>
          <table:table-cell table:style-name="ce5" office:value-type="string" calcext:value-type="string">
            <text:p>SMD-0805 270</text:p>
          </table:table-cell>
          <table:table-cell table:style-name="ce5"/>
          <table:table-cell office:value-type="currency" office:currency="EUR" office:value="0.03" calcext:value-type="currency">
            <text:p>0,03 €</text:p>
          </table:table-cell>
          <table:table-cell table:formula="of:=[.J6]*[.B6]" office:value-type="currency" office:currency="EUR" office:value="0.12" calcext:value-type="currency">
            <text:p>0,12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table:style-name="ce5" office:value-type="string" calcext:value-type="string">
            <text:p>SMD-0805 1,00M</text:p>
          </table:table-cell>
          <table:table-cell table:style-name="ce5"/>
          <table:table-cell office:value-type="currency" office:currency="EUR" office:value="0.03" calcext:value-type="currency">
            <text:p>0,03 €</text:p>
          </table:table-cell>
          <table:table-cell table:formula="of:=[.J7]*[.B7]"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table:style-name="ce5" office:value-type="string" calcext:value-type="string">
            <text:p>X7R-G0805 10N</text:p>
          </table:table-cell>
          <table:table-cell table:style-name="ce5"/>
          <table:table-cell office:value-type="currency" office:currency="EUR" office:value="0.01" calcext:value-type="currency">
            <text:p>0,01 €</text:p>
          </table:table-cell>
          <table:table-cell table:formula="of:=[.J8]*[.B8]"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table:style-name="ce5" office:value-type="string" calcext:value-type="string">
            <text:p>X7R-G0805 100N</text:p>
          </table:table-cell>
          <table:table-cell table:style-name="ce5"/>
          <table:table-cell table:style-name="ce9" office:value-type="currency" office:currency="EUR" office:value="0.03" calcext:value-type="currency">
            <text:p>0,03 €</text:p>
          </table:table-cell>
          <table:table-cell table:formula="of:=[.J9]*[.B9]" office:value-type="currency" office:currency="EUR" office:value="0.27" calcext:value-type="currency">
            <text:p>0,27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table:style-name="ce5" office:value-type="string" calcext:value-type="string">
            <text:p>X7R-G0805 1,0/25</text:p>
          </table:table-cell>
          <table:table-cell table:style-name="ce5"/>
          <table:table-cell office:value-type="currency" office:currency="EUR" office:value="0.04" calcext:value-type="currency">
            <text:p>0,04 €</text:p>
          </table:table-cell>
          <table:table-cell table:formula="of:=[.J10]*[.B10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table:style-name="ce5" office:value-type="string" calcext:value-type="string">
            <text:p>Y5V 0805 DC 4,7U</text:p>
          </table:table-cell>
          <table:table-cell table:style-name="ce5"/>
          <table:table-cell office:value-type="currency" office:currency="EUR" office:value="0.03" calcext:value-type="currency">
            <text:p>0,03 €</text:p>
          </table:table-cell>
          <table:table-cell table:formula="of:=[.J11]*[.B11]"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table:style-name="ce5" office:value-type="string" calcext:value-type="string">
            <text:p>KEM X5R0805 10U</text:p>
          </table:table-cell>
          <table:table-cell table:style-name="ce5"/>
          <table:table-cell office:value-type="currency" office:currency="EUR" office:value="0.04" calcext:value-type="currency">
            <text:p>0,04 €</text:p>
          </table:table-cell>
          <table:table-cell table:formula="of:=[.J12]*[.B12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table:style-name="ce5" office:value-type="string" calcext:value-type="string">
            <text:p>BLM21PG 300</text:p>
          </table:table-cell>
          <table:table-cell table:style-name="ce5"/>
          <table:table-cell office:value-type="currency" office:currency="EUR" office:value="0.04" calcext:value-type="currency">
            <text:p>0,04 €</text:p>
          </table:table-cell>
          <table:table-cell table:formula="of:=[.J13]*[.B13]" office:value-type="currency" office:currency="EUR" office:value="0.04" calcext:value-type="currency">
            <text:p>0,04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 table:style-name="ce5"/>
          <table:table-cell table:style-name="ce5"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J14]*[.B14]" office:value-type="currency" office:currency="EUR" office:value="0.28" calcext:value-type="currency">
            <text:p>0,28 €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gn</text:p>
          </table:table-cell>
          <table:table-cell table:style-name="ce5" office:value-type="string" calcext:value-type="string">
            <text:p>EVL 19-21SYGC</text:p>
          </table:table-cell>
          <table:table-cell table:style-name="ce5"/>
          <table:table-cell office:value-type="currency" office:currency="EUR" office:value="0.06" calcext:value-type="currency">
            <text:p>0,06 €</text:p>
          </table:table-cell>
          <table:table-cell table:formula="of:=[.J15]*[.B15]"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gn</text:p>
          </table:table-cell>
          <table:table-cell table:style-name="ce5" office:value-type="string" calcext:value-type="string">
            <text:p>EVL 19-21SYGC</text:p>
          </table:table-cell>
          <table:table-cell table:style-name="ce5"/>
          <table:table-cell office:value-type="currency" office:currency="EUR" office:value="0.06" calcext:value-type="currency">
            <text:p>0,06 €</text:p>
          </table:table-cell>
          <table:table-cell table:formula="of:=[.J16]*[.B16]"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 rd</text:p>
          </table:table-cell>
          <table:table-cell office:value-type="string" calcext:value-type="string">
            <text:p>LED EL 0603 RT</text:p>
          </table:table-cell>
          <table:table-cell table:style-name="ce5"/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J17]*[.B17]" office:value-type="currency" office:currency="EUR" office:value="0.0672268907563025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 yl</text:p>
          </table:table-cell>
          <table:table-cell table:style-name="ce5" office:value-type="string" calcext:value-type="string">
            <text:p>RND 135-00046</text:p>
          </table:table-cell>
          <table:table-cell table:style-name="ce5"/>
          <table:table-cell office:value-type="currency" office:currency="EUR" office:value="0.05" calcext:value-type="currency">
            <text:p>0,05 €</text:p>
          </table:table-cell>
          <table:table-cell table:formula="of:=[.J18]*[.B18]"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5" office:value-type="string" calcext:value-type="string">
            <text:p>IRF 7416</text:p>
          </table:table-cell>
          <table:table-cell table:style-name="ce5"/>
          <table:table-cell office:value-type="currency" office:currency="EUR" office:value="0.39" calcext:value-type="currency">
            <text:p>0,39 €</text:p>
          </table:table-cell>
          <table:table-cell table:formula="of:=[.J19]*[.B19]"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X14932BASE+</text:p>
          </table:table-cell>
          <table:table-cell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office:value-type="string" calcext:value-type="string">
            <text:p>Digital Isolator. Alt. MAX14932AASE+</text:p>
          </table:table-cell>
          <table:table-cell table:style-name="ce5"/>
          <table:table-cell table:style-name="ce5"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J20]*[.B20]" office:value-type="currency" office:currency="EUR" office:value="7.86" calcext:value-type="currency">
            <text:p>7,86 €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 reg 1.8 V</text:p>
          </table:table-cell>
          <table:table-cell table:style-name="ce5"/>
          <table:table-cell table:style-name="ce5"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J21]*[.B21]" office:value-type="currency" office:currency="EUR" office:value="0.32" calcext:value-type="currency">
            <text:p>0,32 €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 reg 3.3 V</text:p>
          </table:table-cell>
          <table:table-cell table:style-name="ce5" office:value-type="string" calcext:value-type="string">
            <text:p>NCP 1117 ST33T3G</text:p>
          </table:table-cell>
          <table:table-cell table:style-name="ce5"/>
          <table:table-cell office:value-type="currency" office:currency="EUR" office:value="0.24" calcext:value-type="currency">
            <text:p>0,24 €</text:p>
          </table:table-cell>
          <table:table-cell table:formula="of:=[.J22]*[.B22]" office:value-type="currency" office:currency="EUR" office:value="0.24" calcext:value-type="currency">
            <text:p>0,24 €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USB serial interface</text:p>
          </table:table-cell>
          <table:table-cell table:style-name="ce5" office:value-type="string" calcext:value-type="string">
            <text:p>FT 232 RL</text:p>
          </table:table-cell>
          <table:table-cell table:style-name="ce5"/>
          <table:table-cell office:value-type="currency" office:currency="EUR" office:value="2.69" calcext:value-type="currency">
            <text:p>2,69 €</text:p>
          </table:table-cell>
          <table:table-cell table:formula="of:=[.J23]*[.B23]" office:value-type="currency" office:currency="EUR" office:value="2.69" calcext:value-type="currency">
            <text:p>2,69 €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Pin header 2x5 pin 2,54 shrouded</text:p>
          </table:table-cell>
          <table:table-cell table:style-name="ce5" office:value-type="string" calcext:value-type="string">
            <text:p>WSL 10G</text:p>
          </table:table-cell>
          <table:table-cell table:style-name="ce5"/>
          <table:table-cell office:value-type="currency" office:currency="EUR" office:value="0.08" calcext:value-type="currency">
            <text:p>0,08 €</text:p>
          </table:table-cell>
          <table:table-cell table:formula="of:=[.J24]*[.B24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table:style-name="ce5" office:value-type="string" calcext:value-type="string">
            <text:p>AKL 182-04</text:p>
          </table:table-cell>
          <table:table-cell table:style-name="ce5"/>
          <table:table-cell office:value-type="currency" office:currency="EUR" office:value="0.46" calcext:value-type="currency">
            <text:p>0,46 €</text:p>
          </table:table-cell>
          <table:table-cell table:formula="of:=[.J25]*[.B25]"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 5V / 5V</text:p>
          </table:table-cell>
          <table:table-cell table:style-name="ce5" office:value-type="string" calcext:value-type="string">
            <text:p>ROM-0505S</text:p>
          </table:table-cell>
          <table:table-cell table:style-name="ce5" office:value-type="string" calcext:value-type="string">
            <text:p>2564448</text:p>
          </table:table-cell>
          <table:table-cell office:value-type="currency" office:currency="EUR" office:value="6.3" calcext:value-type="currency">
            <text:p>6,30 €</text:p>
          </table:table-cell>
          <table:table-cell table:formula="of:=[.J26]*[.B26]" office:value-type="currency" office:currency="EUR" office:value="6.3" calcext:value-type="currency">
            <text:p>6,30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 5V / 12V</text:p>
          </table:table-cell>
          <table:table-cell table:style-name="ce5" office:value-type="string" calcext:value-type="string">
            <text:p>RI-0512S</text:p>
          </table:table-cell>
          <table:table-cell table:style-name="ce5" office:value-type="string" calcext:value-type="string">
            <text:p>8728119</text:p>
          </table:table-cell>
          <table:table-cell office:value-type="currency" office:currency="EUR" office:value="6.89" calcext:value-type="currency">
            <text:p>6,89 €</text:p>
          </table:table-cell>
          <table:table-cell table:formula="of:=[.J27]*[.B27]" office:value-type="currency" office:currency="EUR" office:value="6.89" calcext:value-type="currency">
            <text:p>6,89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table:style-name="ce5" office:value-type="string" calcext:value-type="string">
            <text:p>USB BWM SMD</text:p>
          </table:table-cell>
          <table:table-cell table:style-name="ce5"/>
          <table:table-cell office:value-type="currency" office:currency="EUR" office:value="0.24" calcext:value-type="currency">
            <text:p>0,24 €</text:p>
          </table:table-cell>
          <table:table-cell table:formula="of:=[.J28]*[.B28]" office:value-type="currency" office:currency="EUR" office:value="0.24" calcext:value-type="currency">
            <text:p>0,24 €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/>
          <table:table-cell office:value-type="string" calcext:value-type="string">
            <text:p>Pin header fem. 2x10 pin 2,54 90°</text:p>
          </table:table-cell>
          <table:table-cell table:style-name="ce5" office:value-type="string" calcext:value-type="string">
            <text:p>BL 2X10W 2,54</text:p>
          </table:table-cell>
          <table:table-cell table:style-name="ce5"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J29]*[.B29]" office:value-type="currency" office:currency="EUR" office:value="0.26890756302521" calcext:value-type="currency">
            <text:p>0,27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table:style-name="ce5" office:value-type="string" calcext:value-type="string">
            <text:p>TASTER 3305B</text:p>
          </table:table-cell>
          <table:table-cell table:style-name="ce5"/>
          <table:table-cell office:value-type="currency" office:currency="EUR" office:value="0.13" calcext:value-type="currency">
            <text:p>0,13 €</text:p>
          </table:table-cell>
          <table:table-cell table:formula="of:=[.J30]*[.B30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table:style-name="ce5" office:value-type="string" calcext:value-type="string">
            <text:p>AKL 169-04</text:p>
          </table:table-cell>
          <table:table-cell table:style-name="ce5"/>
          <table:table-cell table:formula="of:=1.05/1.19" office:value-type="currency" office:currency="EUR" office:value="0.882352941176471" calcext:value-type="currency">
            <text:p>0,88 €</text:p>
          </table:table-cell>
          <table:table-cell table:formula="of:=[.J31]*[.B31]" office:value-type="currency" office:currency="EUR" office:value="0.882352941176471" calcext:value-type="currency">
            <text:p>0,88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ntor</text:p>
          </table:table-cell>
          <table:table-cell table:style-name="ce5" office:value-type="string" calcext:value-type="string">
            <text:p>MEN 1296.1004</text:p>
          </table:table-cell>
          <table:table-cell table:style-name="ce5"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J32]*[.B32]" office:value-type="currency" office:currency="EUR" office:value="0.831932773109244" calcext:value-type="currency">
            <text:p>0,83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2 RS485/422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 table:style-name="ce2"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35]*[.B35]" office:value-type="currency" office:currency="EUR" office:value="0.100840336134454" calcext:value-type="currency">
            <text:p>0,10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22, R30, R3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20</text:p>
          </table:table-cell>
          <table:table-cell table:style-name="ce2"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36]*[.B36]" office:value-type="currency" office:currency="EUR" office:value="0.100840336134454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,70K</text:p>
          </table:table-cell>
          <table:table-cell table:style-name="ce2"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37]*[.B37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02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74HC 02D NXP</text:p>
          </table:table-cell>
          <table:table-cell table:style-name="ce2"/>
          <table:table-cell table:formula="of:=0.21/1.19" office:value-type="currency" office:currency="EUR" office:value="0.176470588235294" calcext:value-type="currency">
            <text:p>0,18 €</text:p>
          </table:table-cell>
          <table:table-cell table:formula="of:=[.J38]*[.B38]" office:value-type="currency" office:currency="EUR" office:value="0.176470588235294" calcext:value-type="currency">
            <text:p>0,18 €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10</text:p>
          </table:table-cell>
          <table:table-cell table:style-name="ce2"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J39]*[.B39]" office:value-type="currency" office:currency="EUR" office:value="0.831932773109244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SL 2X10W 2,54</text:p>
          </table:table-cell>
          <table:table-cell table:style-name="ce2"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J40]*[.B40]" office:value-type="currency" office:currency="EUR" office:value="0.151260504201681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A05-2W</text:p>
          </table:table-cell>
          <table:table-cell office:value-type="string" calcext:value-type="string">
            <text:p>SV1</text:p>
          </table:table-cell>
          <table:table-cell/>
          <table:table-cell office:value-type="string" calcext:value-type="string">
            <text:p>MPE 088-2-010</text:p>
          </table:table-cell>
          <table:table-cell table:style-name="ce2"/>
          <table:table-cell table:formula="of:=0.22/1.19" office:value-type="currency" office:currency="EUR" office:value="0.184873949579832" calcext:value-type="currency">
            <text:p>0,18 €</text:p>
          </table:table-cell>
          <table:table-cell table:formula="of:=[.J41]*[.B41]" office:value-type="currency" office:currency="EUR" office:value="0.184873949579832" calcext:value-type="currency">
            <text:p>0,18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X485CSA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 485 CSA</text:p>
          </table:table-cell>
          <table:table-cell table:style-name="ce2"/>
          <table:table-cell table:formula="of:=1.35/1.19" office:value-type="currency" office:currency="EUR" office:value="1.13445378151261" calcext:value-type="currency">
            <text:p>1,13 €</text:p>
          </table:table-cell>
          <table:table-cell table:formula="of:=[.J42]*[.B42]" office:value-type="currency" office:currency="EUR" office:value="2.26890756302521" calcext:value-type="currency">
            <text:p>2,27 €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9CS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 489 CSD</text:p>
          </table:table-cell>
          <table:table-cell table:style-name="ce2"/>
          <table:table-cell table:formula="of:=3.25/1.19" office:value-type="currency" office:currency="EUR" office:value="2.73109243697479" calcext:value-type="currency">
            <text:p>2,73 €</text:p>
          </table:table-cell>
          <table:table-cell table:formula="of:=[.J43]*[.B43]" office:value-type="currency" office:currency="EUR" office:value="2.73109243697479" calcext:value-type="currency">
            <text:p>2,73 €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169-08</text:p>
          </table:table-cell>
          <table:table-cell table:style-name="ce2"/>
          <table:table-cell table:formula="of:=1.65/1.19" office:value-type="currency" office:currency="EUR" office:value="1.38655462184874" calcext:value-type="currency">
            <text:p>1,39 €</text:p>
          </table:table-cell>
          <table:table-cell table:formula="of:=[.J44]*[.B44]" office:value-type="currency" office:currency="EUR" office:value="1.38655462184874" calcext:value-type="currency">
            <text:p>1,39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office:value-type="string" calcext:value-type="string">
            <text:p>MPE 149-4-002-F4</text:p>
          </table:table-cell>
          <table:table-cell table:style-name="ce2"/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J45]*[.B45]" office:value-type="currency" office:currency="EUR" office:value="0.201680672268908" calcext:value-type="currency">
            <text:p>0,20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3 RS 232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09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office:value-type="string" calcext:value-type="string">
            <text:p>D-SUB ST 09EU</text:p>
          </table:table-cell>
          <table:table-cell table:style-name="ce2"/>
          <table:table-cell table:formula="of:=0.4/1.19" office:value-type="currency" office:currency="EUR" office:value="0.336134453781513" calcext:value-type="currency">
            <text:p>0,34 €</text:p>
          </table:table-cell>
          <table:table-cell table:formula="of:=[.J48]*[.B48]" office:value-type="currency" office:currency="EUR" office:value="0.336134453781513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0, C41, C44, C45, C4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 table:style-name="ce2"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49]*[.B49]" office:value-type="currency" office:currency="EUR" office:value="0.126050420168067" calcext:value-type="currency">
            <text:p>0,13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9</text:p>
          </table:table-cell>
          <table:table-cell/>
          <table:table-cell office:value-type="string" calcext:value-type="string">
            <text:p>SL 2X10W 2,54</text:p>
          </table:table-cell>
          <table:table-cell table:style-name="ce2"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J50]*[.B50]" office:value-type="currency" office:currency="EUR" office:value="0.151260504201681" calcext:value-type="currency">
            <text:p>0,15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11ECWI</text:p>
          </table:table-cell>
          <table:table-cell office:value-type="string" calcext:value-type="string">
            <text:p>SO28L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RS232 TRANSCEIVER</text:p>
          </table:table-cell>
          <table:table-cell/>
          <table:table-cell table:style-name="ce2" office:value-type="float" office:value="2511832" calcext:value-type="float">
            <text:p>2511832</text:p>
          </table:table-cell>
          <table:table-cell table:formula="of:=4.34" office:value-type="currency" office:currency="EUR" office:value="4.34" calcext:value-type="currency">
            <text:p>4,34 €</text:p>
          </table:table-cell>
          <table:table-cell table:formula="of:=[.J51]*[.B51]" office:value-type="currency" office:currency="EUR" office:value="4.34" calcext:value-type="currency">
            <text:p>4,34 €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4 TTL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 table:style-name="ce2"/>
          <table:table-cell table:formula="of:=0.05/1.19" office:value-type="currency" office:currency="EUR" office:value="0.0420168067226891" calcext:value-type="currency">
            <text:p>0,04 €</text:p>
          </table:table-cell>
          <table:table-cell table:formula="of:=[.J54]*[.B54]" office:value-type="currency" office:currency="EUR" office:value="0.0840336134453782" calcext:value-type="currency">
            <text:p>0,08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10</text:p>
          </table:table-cell>
          <table:table-cell table:style-name="ce2"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J55]*[.B55]" office:value-type="currency" office:currency="EUR" office:value="0.831932773109244" calcext:value-type="currency">
            <text:p>0,83 €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SL 2X10W 2,54</text:p>
          </table:table-cell>
          <table:table-cell table:style-name="ce2"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J56]*[.B56]" office:value-type="currency" office:currency="EUR" office:value="0.151260504201681" calcext:value-type="currency">
            <text:p>0,15 €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P1700T-25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1</text:p>
          </table:table-cell>
          <table:table-cell table:number-columns-repeated="2"/>
          <table:table-cell table:style-name="ce6" office:value-type="float" office:value="1605553" calcext:value-type="float">
            <text:p>1605553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J57]*[.B57]" office:value-type="currency" office:currency="EUR" office:value="0.32" calcext:value-type="currency">
            <text:p>0,32 €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 office:value-type="string" calcext:value-type="string">
            <text:p>MA04-2W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MPE 088-2-008</text:p>
          </table:table-cell>
          <table:table-cell table:style-name="ce2"/>
          <table:table-cell table:formula="of:=0.27/1.19" office:value-type="currency" office:currency="EUR" office:value="0.226890756302521" calcext:value-type="currency">
            <text:p>0,23 €</text:p>
          </table:table-cell>
          <table:table-cell table:formula="of:=[.J58]*[.B58]" office:value-type="currency" office:currency="EUR" office:value="0.226890756302521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10</text:p>
          </table:table-cell>
          <table:table-cell table:style-name="ce2"/>
          <table:table-cell table:formula="of:=1.99/1.19" office:value-type="currency" office:currency="EUR" office:value="1.67226890756303" calcext:value-type="currency">
            <text:p>1,67 €</text:p>
          </table:table-cell>
          <table:table-cell table:formula="of:=[.J59]*[.B59]" office:value-type="currency" office:currency="EUR" office:value="1.67226890756303" calcext:value-type="currency">
            <text:p>1,67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office:value-type="string" calcext:value-type="string">
            <text:p>MPE 149-4-002-F4</text:p>
          </table:table-cell>
          <table:table-cell table:style-name="ce2"/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J60]*[.B60]" office:value-type="currency" office:currency="EUR" office:value="0.0504201680672269" calcext:value-type="currency">
            <text:p>0,05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5 TT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J63]*[.B63]" office:value-type="currency" office:currency="EUR" office:value="0.151260504201681" calcext:value-type="currency">
            <text:p>0,15 €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MPE 088-2-006</text:p>
          </table:table-cell>
          <table:table-cell/>
          <table:table-cell table:formula="of:=0.2/1.19" office:value-type="currency" office:currency="EUR" office:value="0.168067226890756" calcext:value-type="currency">
            <text:p>0,17 €</text:p>
          </table:table-cell>
          <table:table-cell table:formula="of:=[.J64]*[.B64]" office:value-type="currency" office:currency="EUR" office:value="0.168067226890756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65]*[.B65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J66]*[.B66]" office:value-type="currency" office:currency="EUR" office:value="0.252100840336134" calcext:value-type="currency">
            <text:p>0,25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J67]*[.B67]" office:value-type="currency" office:currency="EUR" office:value="0.252100840336134" calcext:value-type="currency">
            <text:p>0,25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5,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68]*[.B68]" office:value-type="currency" office:currency="EUR" office:value="0.0504201680672269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80K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69]*[.B69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3,3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0]*[.B70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33,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1]*[.B71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OK1, OK2</text:p>
          </table:table-cell>
          <table:table-cell office:value-type="string" calcext:value-type="string">
            <text:p>MOTOROLA OPTO COUPLER</text:p>
          </table:table-cell>
          <table:table-cell office:value-type="string" calcext:value-type="string">
            <text:p>4N 25</text:p>
          </table:table-cell>
          <table:table-cell/>
          <table:table-cell table:formula="of:=0.5/1.19" office:value-type="currency" office:currency="EUR" office:value="0.420168067226891" calcext:value-type="currency">
            <text:p>0,42 €</text:p>
          </table:table-cell>
          <table:table-cell table:formula="of:=[.J72]*[.B72]" office:value-type="currency" office:currency="EUR" office:value="0.840336134453782" calcext:value-type="currency">
            <text:p>0,84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,70K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3]*[.B73]" office:value-type="currency" office:currency="EUR" office:value="0.0252100840336134" calcext:value-type="currency">
            <text:p>0,03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5,1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4]*[.B74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5]*[.B75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6]*[.B76]" office:value-type="currency" office:currency="EUR" office:value="0.0756302521008403" calcext:value-type="currency">
            <text:p>0,08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82,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77]*[.B77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8W</text:p>
          </table:table-cell>
          <table:table-cell office:value-type="string" calcext:value-type="string">
            <text:p>AKL182-0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8</text:p>
          </table:table-cell>
          <table:table-cell table:number-columns-repeated="2"/>
          <table:table-cell table:formula="of:=[.J78]*[.B78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iacon Anschlussklemme</text:p>
          </table:table-cell>
          <table:table-cell office:value-type="string" calcext:value-type="string">
            <text:p>AKL 169-08</text:p>
          </table:table-cell>
          <table:table-cell/>
          <table:table-cell table:formula="of:=1.65/1.19" office:value-type="currency" office:currency="EUR" office:value="1.38655462184874" calcext:value-type="currency">
            <text:p>1,39 €</text:p>
          </table:table-cell>
          <table:table-cell table:formula="of:=[.J79]*[.B79]" office:value-type="currency" office:currency="EUR" office:value="1.38655462184874" calcext:value-type="currency">
            <text:p>1,39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47CW SMD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J80]*[.B80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BC 857 NXP</text:p>
          </table:table-cell>
          <table:table-cell/>
          <table:table-cell table:formula="of:=0.1/1.19" office:value-type="currency" office:currency="EUR" office:value="0.0840336134453782" calcext:value-type="currency">
            <text:p>0,08 €</text:p>
          </table:table-cell>
          <table:table-cell table:formula="of:=[.J81]*[.B81]" office:value-type="currency" office:currency="EUR" office:value="0.420168067226891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GR2</text:p>
          </table:table-cell>
          <table:table-cell/>
          <table:table-cell table:formula="of:=0.16/1.19" office:value-type="currency" office:currency="EUR" office:value="0.134453781512605" calcext:value-type="currency">
            <text:p>0,13 €</text:p>
          </table:table-cell>
          <table:table-cell table:formula="of:=[.J82]*[.B82]" office:value-type="currency" office:currency="EUR" office:value="0.134453781512605" calcext:value-type="currency">
            <text:p>0,13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RT</text:p>
          </table:table-cell>
          <table:table-cell/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J83]*[.B83]" office:value-type="currency" office:currency="EUR" office:value="0.0672268907563025" calcext:value-type="currency">
            <text:p>0,07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EN 1296.2012</text:p>
          </table:table-cell>
          <table:table-cell/>
          <table:table-cell table:formula="of:=0.58/1.19" office:value-type="currency" office:currency="EUR" office:value="0.487394957983193" calcext:value-type="currency">
            <text:p>0,49 €</text:p>
          </table:table-cell>
          <table:table-cell table:formula="of:=[.J84]*[.B84]" office:value-type="currency" office:currency="EUR" office:value="0.487394957983193" calcext:value-type="currency">
            <text:p>0,49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umper</text:p>
          </table:table-cell>
          <table:table-cell office:value-type="string" calcext:value-type="string">
            <text:p>MPE 149-4-002-F0</text:p>
          </table:table-cell>
          <table:table-cell/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J85]*[.B85]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LIN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02-1W</text:p>
          </table:table-cell>
          <table:table-cell office:value-type="string" calcext:value-type="string">
            <text:p>MA02-W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SL 1X36W 2,54</text:p>
          </table:table-cell>
          <table:table-cell table:style-name="ce2"/>
          <table:table-cell table:style-name="ce2" table:formula="of:=0.21/1.19" office:value-type="float" office:value="0.176470588235294" calcext:value-type="float">
            <text:p>0,18</text:p>
          </table:table-cell>
          <table:table-cell table:formula="of:=[.J87]*[.B87]" office:value-type="currency" office:currency="EUR" office:value="0.176470588235294" calcext:value-type="currency">
            <text:p>0,18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1, 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 4148 SMD</text:p>
          </table:table-cell>
          <table:table-cell table:style-name="ce2"/>
          <table:table-cell table:style-name="ce2" table:formula="of:=0.01/1.19" office:value-type="float" office:value="0.00840336134453782" calcext:value-type="float">
            <text:p>0,01</text:p>
          </table:table-cell>
          <table:table-cell table:formula="of:=[.J88]*[.B88]" office:value-type="currency" office:currency="EUR" office:value="0.0168067226890756" calcext:value-type="currency">
            <text:p>0,02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ND 0805 1 1,0 K</text:p>
          </table:table-cell>
          <table:table-cell table:style-name="ce2"/>
          <table:table-cell table:style-name="ce2" table:formula="of:=0.02/1.19" office:value-type="float" office:value="0.0168067226890756" calcext:value-type="float">
            <text:p>0,02</text:p>
          </table:table-cell>
          <table:table-cell table:formula="of:=[.J89]*[.B89]" office:value-type="currency" office:currency="EUR" office:value="0.0168067226890756" calcext:value-type="currency">
            <text:p>0,02 €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7R0805A1,0U</text:p>
          </table:table-cell>
          <table:table-cell table:style-name="ce2"/>
          <table:table-cell table:style-name="ce2" table:formula="of:=0.06/1.19" office:value-type="float" office:value="0.0504201680672269" calcext:value-type="float">
            <text:p>0,05</text:p>
          </table:table-cell>
          <table:table-cell table:formula="of:=[.J90]*[.B90]" office:value-type="currency" office:currency="EUR" office:value="0.0504201680672269" calcext:value-type="currency">
            <text:p>0,05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NPO-G0805 220P</text:p>
          </table:table-cell>
          <table:table-cell table:style-name="ce2"/>
          <table:table-cell table:style-name="ce2" table:formula="of:=0.03/1.19" office:value-type="float" office:value="0.0252100840336134" calcext:value-type="float">
            <text:p>0,03</text:p>
          </table:table-cell>
          <table:table-cell table:formula="of:=[.J91]*[.B91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3V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43</text:p>
          </table:table-cell>
          <table:table-cell table:style-name="ce2"/>
          <table:table-cell table:style-name="ce2" table:formula="of:=0.02/1.19" office:value-type="float" office:value="0.0168067226890756" calcext:value-type="float">
            <text:p>0,02</text:p>
          </table:table-cell>
          <table:table-cell table:formula="of:=[.J92]*[.B92]" office:value-type="currency" office:currency="EUR" office:value="0.0168067226890756" calcext:value-type="currency">
            <text:p>0,02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7,0</text:p>
          </table:table-cell>
          <table:table-cell table:style-name="ce2"/>
          <table:table-cell table:style-name="ce2" table:formula="of:=0.03/1.19" office:value-type="float" office:value="0.0252100840336134" calcext:value-type="float">
            <text:p>0,03</text:p>
          </table:table-cell>
          <table:table-cell table:formula="of:=[.J93]*[.B93]" office:value-type="currency" office:currency="EUR" office:value="0.0252100840336134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ND 0805 1 4,7K</text:p>
          </table:table-cell>
          <table:table-cell table:style-name="ce2"/>
          <table:table-cell table:style-name="ce2" table:formula="of:=0.02" office:value-type="float" office:value="0.02" calcext:value-type="float">
            <text:p>0,02</text:p>
          </table:table-cell>
          <table:table-cell table:formula="of:=[.J94]*[.B94]" office:value-type="currency" office:currency="EUR" office:value="0.02" calcext:value-type="currency">
            <text:p>0,02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3W</text:p>
          </table:table-cell>
          <table:table-cell office:value-type="string" calcext:value-type="string">
            <text:p>AKL182-03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3</text:p>
          </table:table-cell>
          <table:table-cell table:style-name="ce2"/>
          <table:table-cell table:style-name="ce2" table:formula="of:=0.4/1.19" office:value-type="float" office:value="0.336134453781513" calcext:value-type="float">
            <text:p>0,34</text:p>
          </table:table-cell>
          <table:table-cell table:formula="of:=[.J95]*[.B95]" office:value-type="currency" office:currency="EUR" office:value="0.336134453781513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03</text:p>
          </table:table-cell>
          <table:table-cell table:style-name="ce2"/>
          <table:table-cell table:style-name="ce2" table:formula="of:=0.8/1.19" office:value-type="float" office:value="0.672268907563025" calcext:value-type="float">
            <text:p>0,67</text:p>
          </table:table-cell>
          <table:table-cell table:formula="of:=[.J96]*[.B96]" office:value-type="currency" office:currency="EUR" office:value="0.672268907563025" calcext:value-type="currency">
            <text:p>0,67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SL 2X10W 2,54</text:p>
          </table:table-cell>
          <table:table-cell table:style-name="ce2"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J97]*[.B97]" office:value-type="currency" office:currency="EUR" office:value="0.151260504201681" calcext:value-type="currency">
            <text:p>0,15 €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003</text:p>
          </table:table-cell>
          <table:table-cell office:value-type="string" calcext:value-type="string">
            <text:p>SOIC8T</text:p>
          </table:table-cell>
          <table:table-cell office:value-type="string" calcext:value-type="string">
            <text:p>IC6</text:p>
          </table:table-cell>
          <table:table-cell/>
          <table:table-cell office:value-type="string" calcext:value-type="string">
            <text:p>MCP 2003-E/SN</text:p>
          </table:table-cell>
          <table:table-cell table:style-name="ce2"/>
          <table:table-cell table:style-name="ce2" table:formula="of:=0.75/1.19" office:value-type="float" office:value="0.630252100840336" calcext:value-type="float">
            <text:p>0,63</text:p>
          </table:table-cell>
          <table:table-cell table:formula="of:=[.J98]*[.B98]" office:value-type="currency" office:currency="EUR" office:value="0.630252100840336" calcext:value-type="currency">
            <text:p>0,63 €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Z27VAL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style-name="ce2" office:value-type="float" office:value="2924702" calcext:value-type="float">
            <text:p>2924702</text:p>
          </table:table-cell>
          <table:table-cell table:style-name="ce2" table:formula="of:=0.052" office:value-type="float" office:value="0.052" calcext:value-type="float">
            <text:p>0,05</text:p>
          </table:table-cell>
          <table:table-cell table:formula="of:=[.J99]*[.B99]" office:value-type="currency" office:currency="EUR" office:value="0.052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office:value-type="string" calcext:value-type="string">
            <text:p>MPE 149-4-002-F0</text:p>
          </table:table-cell>
          <table:table-cell table:style-name="ce2"/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J100]*[.B100]" office:value-type="currency" office:currency="EUR" office:value="0.0504201680672269" calcext:value-type="currency">
            <text:p>0,05 €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formula="of:=SUM([.B4:.B100])" office:value-type="float" office:value="130" calcext:value-type="float">
            <text:p>130</text:p>
          </table:table-cell>
          <table:table-cell table:style-name="Default" table:number-columns-repeated="6"/>
          <table:table-cell/>
          <table:table-cell table:style-name="Default"/>
          <table:table-cell table:style-name="Default" table:formula="of:=SUM([.K4:.K100])" office:value-type="float" office:value="52.0430084033614" calcext:value-type="float">
            <text:p>52,04</text:p>
          </table:table-cell>
          <table:table-cell table:formula="of:=SUM([.L4:.L100])" office:value-type="float" office:value="60" calcext:value-type="float">
            <text:p>60</text:p>
          </table:table-cell>
          <table:table-cell table:formula="of:=SUM([.M4:.M100])" office:value-type="float" office:value="237" calcext:value-type="float">
            <text:p>237</text:p>
          </table:table-cell>
          <table:table-cell table:formula="of:=SUM([.N4:.N100])" office:value-type="float" office:value="212" calcext:value-type="float">
            <text:p>212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.00.0000</text:date>, <text:time style:data-style-name="N2" text:time-value="19:53:15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1M19S</meta:editing-duration>
    <meta:editing-cycles>4</meta:editing-cycles>
    <meta:generator>LibreOffice/5.3.6.1$Windows_x86 LibreOffice_project/686f202eff87ef707079aeb7f485847613344eb7</meta:generator>
    <dc:date>2018-10-27T19:28:01.294000000</dc:date>
    <meta:document-statistic meta:table-count="3" meta:cell-count="915" meta:object-count="0"/>
    <meta:user-defined meta:name="Info 1"/>
    <meta:user-defined meta:name="Info 2"/>
    <meta:user-defined meta:name="Info 3"/>
    <meta:user-defined meta:name="Info 4"/>
  </office:meta>
</office:document-meta>
</file>